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126cm" style:use-optimal-column-width="false"/>
    </style:style>
    <style:style style:name="co2" style:family="table-column">
      <style:table-column-properties style:column-width="45.519cm" style:use-optimal-column-width="false"/>
    </style:style>
    <style:style style:name="co3" style:family="table-column">
      <style:table-column-properties style:column-width="49.24cm" style:use-optimal-column-width="false"/>
    </style:style>
    <style:style style:name="co4" style:family="table-column">
      <style:table-column-properties style:column-width="83.063cm" style:use-optimal-column-width="false"/>
    </style:style>
    <style:style style:name="co5" style:family="table-column">
      <style:table-column-properties style:column-width="89.795cm" style:use-optimal-column-width="false"/>
    </style:style>
    <style:style style:name="ro1" style:family="table-row">
      <style:table-row-properties style:row-height="56.871cm" style:use-optimal-row-height="false"/>
    </style:style>
    <style:style style:name="ce1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2" style:family="table-cell">
      <loext:graphic-properties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horizontal-align="center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4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2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T1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2" style:family="text">
      <style:text-properties style:font-name="Alvi Nastaleeq" fo:font-size="200pt" style:font-size-asian="200pt" style:font-name-complex="Alvi Nastaleeq" style:font-size-complex="200pt"/>
    </style:style>
    <style:style style:name="T3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4" style:family="text"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T5" style:family="text">
      <style:text-properties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88.994cm" svg:height="227.483cm" svg:x="0cm" svg:y="0cm">
          <table:table table:template-name="black-gray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 table:style-name="ce2">
                <text:p text:style-name="P2"><text:span text:style-name="T2">شبیر کی وہ لاڈلی</text:span><text:span text:style-name="T2"><text:line-break/></text:span><text:span text:style-name="T2">سینے پہ جو شاہ کے پلی</text:span><text:span text:style-name="T2"><text:line-break/></text:span><text:span text:style-name="T2">جس کی أبا بن میں جلی</text:span><text:span text:style-name="T2"><text:line-break/></text:span><text:span text:style-name="T2">منہ پر تماچوں کے نشان</text:span><text:span text:style-name="T2"><text:line-break/></text:span><text:span text:style-name="T2"><text:line-break/></text:span><text:span text:style-name="T2">مولا حق امام...</text:span></text:p>
              </table:table-cell>
              <table:table-cell table:style-name="ce3">
                <text:p text:style-name="P2"><text:span text:style-name="T2">وہ عابد بیمار تھا</text:span><text:span text:style-name="T2"><text:line-break/></text:span><text:span text:style-name="T2">چلنے سے جو لاچار تھا</text:span><text:span text:style-name="T2"><text:line-break/></text:span><text:span text:style-name="T2">اور شام کا بازار تھا</text:span><text:span text:style-name="T2"><text:line-break/></text:span><text:span text:style-name="T2">اور مصطفی کی بیٹیاں</text:span><text:span text:style-name="T2"><text:line-break/></text:span><text:span text:style-name="T2"><text:line-break/></text:span><text:span text:style-name="T2">مولا حق امام...</text:span></text:p>
              </table:table-cell>
              <table:table-cell>
                <text:p text:style-name="P1"><text:span text:style-name="T1">1</text:span></text:p>
              </table:table-cell>
              <table:table-cell table:style-name="ce4">
                <text:p text:style-name="P3"><text:span text:style-name="T3">Wo Aabid-e-beemar tha</text:span><text:span text:style-name="T3"><text:line-break/></text:span><text:span text:style-name="T3">Chalne se jo lachaar tha</text:span><text:span text:style-name="T3"><text:line-break/></text:span><text:span text:style-name="T3">Aur shaam ka bazaar tha</text:span><text:span text:style-name="T3"><text:line-break/></text:span><text:span text:style-name="T3">Aur Mustafa ki betiyaan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4">
                <text:p text:style-name="P3"><text:span text:style-name="T3">Shabbir ki wo laadli</text:span><text:span text:style-name="T3"><text:line-break/></text:span><text:span text:style-name="T3">Sine pe jo shah ke pali</text:span><text:span text:style-name="T3"><text:line-break/></text:span><text:span text:style-name="T3">Jiski abaa ban me jali</text:span><text:span text:style-name="T3"><text:line-break/></text:span><text:span text:style-name="T3">Mun per tamanchon ke nisha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 table:style-name="ce2">
                <text:p text:style-name="P2"><text:span text:style-name="T2">وہ با وفا عباس تھا</text:span><text:span text:style-name="T2"><text:line-break/></text:span><text:span text:style-name="T2">دُکھیوں کی جو ایک آس تھا</text:span><text:span text:style-name="T2"><text:line-break/></text:span><text:span text:style-name="T2">پانی لیا پر نہ پیا</text:span><text:span text:style-name="T2"><text:line-break/></text:span><text:span text:style-name="T2">معصوم کا احساس تھا</text:span><text:span text:style-name="T2"><text:line-break/></text:span><text:span text:style-name="T2"><text:line-break/></text:span><text:span text:style-name="T4">غازی باوفا....</text:span></text:p>
              </table:table-cell>
              <table:table-cell table:style-name="ce2">
                <text:p text:style-name="P2"><text:span text:style-name="T2">وہ زینب و کلثوم تھیں</text:span><text:span text:style-name="T2"><text:line-break/></text:span><text:span text:style-name="T2">چادر سے جو محروم تھیں</text:span><text:span text:style-name="T2"><text:line-break/></text:span><text:span text:style-name="T2">نامحرموں کے درمیاں</text:span><text:span text:style-name="T2"><text:line-break/></text:span><text:span text:style-name="T2">اور مرتضی کی بیٹیاں</text:span><text:span text:style-name="T2"><text:line-break/></text:span><text:span text:style-name="T2"><text:line-break/></text:span><text:span text:style-name="T4">غازی باوفا....</text:span></text:p>
              </table:table-cell>
              <table:table-cell>
                <text:p text:style-name="P1"><text:span text:style-name="T1">3</text:span></text:p>
              </table:table-cell>
              <table:table-cell table:style-name="ce4">
                <text:p text:style-name="P3"><text:span text:style-name="T3">Wo zainab o kulsoom thin</text:span><text:span text:style-name="T3"><text:line-break/></text:span><text:span text:style-name="T3">Chaadar se jo mehroom thin</text:span><text:span text:style-name="T3"><text:line-break/></text:span><text:span text:style-name="T3">Na mehramon ke darmiyaan</text:span><text:span text:style-name="T3"><text:line-break/></text:span><text:span text:style-name="T3">Aur murtaza ki betiyaan</text:span><text:span text:style-name="T3"><text:line-break/></text:span><text:span text:style-name="T3"><text:line-break/></text:span><text:span text:style-name="T5">Ghazi bawafa....</text:span></text:p>
              </table:table-cell>
              <table:table-cell table:style-name="ce4">
                <text:p text:style-name="P3"><text:span text:style-name="T3">Wo bawafa abbas tha</text:span><text:span text:style-name="T3"><text:line-break/></text:span><text:span text:style-name="T3">dukhiyon ki jo eik aas tha</text:span><text:span text:style-name="T3"><text:line-break/></text:span><text:span text:style-name="T3">Paani liya par na piya</text:span><text:span text:style-name="T3"><text:line-break/></text:span><text:span text:style-name="T3">Masoom ka ehsaas tha</text:span><text:span text:style-name="T3"><text:line-break/></text:span><text:span text:style-name="T3"><text:line-break/></text:span><text:span text:style-name="T5">Ghazi bawafa....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 table:style-name="ce2">
                <text:p text:style-name="P2"><text:span text:style-name="T2">وہ اصغرِ بے شیر تھا</text:span><text:span text:style-name="T2"><text:line-break/></text:span><text:span text:style-name="T2">اور حرملہ کا تیر تھا</text:span><text:span text:style-name="T2"><text:line-break/></text:span><text:span text:style-name="T2">پیاسا گلا کیونکر کٹا</text:span><text:span text:style-name="T2"><text:line-break/></text:span><text:span text:style-name="T2">روئی زمیں اور آسم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 table:style-name="ce2">
                <text:p text:style-name="P2"><text:span text:style-name="T2">روکر کہے قاسم کی ماں</text:span><text:span text:style-name="T2"><text:line-break/></text:span><text:span text:style-name="T2">مارا گیا قاسم جواں</text:span><text:span text:style-name="T2"><text:line-break/></text:span><text:span text:style-name="T2">اے لال میں ڈھونڈوں کہاں</text:span><text:span text:style-name="T2"><text:line-break/></text:span><text:span text:style-name="T2">مہندی تیری سہرا تیرا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>
                <text:p text:style-name="P1"><text:span text:style-name="T1">5</text:span></text:p>
              </table:table-cell>
              <table:table-cell table:style-name="ce4">
                <text:p text:style-name="P3"><text:span text:style-name="T3">Ro kar kahe Qasim ki maan</text:span><text:span text:style-name="T3"><text:line-break/></text:span><text:span text:style-name="T3">Mara gaya Qasim jawaan</text:span><text:span text:style-name="T3"><text:line-break/></text:span><text:span text:style-name="T3">Ay laal mei dhundhun kahan</text:span><text:span text:style-name="T3"><text:line-break/></text:span><text:span text:style-name="T3">mehndi teri sehra tera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4">
                <text:p text:style-name="P3"><text:span text:style-name="T3">Wo Asghar-e-besheer tha</text:span><text:span text:style-name="T3"><text:line-break/></text:span><text:span text:style-name="T3">Aur Hurmala ka teer tha</text:span><text:span text:style-name="T3"><text:line-break/></text:span><text:span text:style-name="T3">Pyasa ghala kyun kar kata</text:span><text:span text:style-name="T3"><text:line-break/></text:span><text:span text:style-name="T3">Royi zameen aur aasma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 table:style-name="ce2">
                <text:p text:style-name="P2"><text:span text:style-name="T2">شامِ غریبان چھا گئی</text:span><text:span text:style-name="T2"><text:line-break/></text:span><text:span text:style-name="T2">عابد کو غیرت کھا گئی</text:span><text:span text:style-name="T2"><text:line-break/></text:span><text:span text:style-name="T2">پہرے پہ زینب آ گئی</text:span><text:span text:style-name="T2"><text:line-break/></text:span><text:span text:style-name="T2">عباس اور اکبر کہ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 table:style-name="ce2">
                <text:p text:style-name="P2"><text:span text:style-name="T2">پیاسے گلے خنجر چلے</text:span><text:span text:style-name="T2"><text:line-break/></text:span><text:span text:style-name="T2">چادر چھنی خیمے جلے</text:span><text:span text:style-name="T2"><text:line-break/></text:span><text:span text:style-name="T2">عباس کے پرچم تلے</text:span><text:span text:style-name="T2"><text:line-break/></text:span><text:span text:style-name="T2">روتی رہیں سیدانی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>
                <text:p text:style-name="P1"><text:span text:style-name="T1">7</text:span></text:p>
              </table:table-cell>
              <table:table-cell table:style-name="ce4">
                <text:p text:style-name="P3"><text:span text:style-name="T3">Pyaase gale khanjar chale</text:span><text:span text:style-name="T3"><text:line-break/></text:span><text:span text:style-name="T3">Chaadar chini khaime jale</text:span><text:span text:style-name="T3"><text:line-break/></text:span><text:span text:style-name="T3">Abbas ke parcham tale</text:span><text:span text:style-name="T3"><text:line-break/></text:span><text:span text:style-name="T3">Roti rahin sedaniyan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4">
                <text:p text:style-name="P3"><text:span text:style-name="T3">Sham-e-ghareeban chagayi</text:span><text:span text:style-name="T3"><text:line-break/></text:span><text:span text:style-name="T3">Abid ko ghairat khaa gayi</text:span><text:span text:style-name="T3"><text:line-break/></text:span><text:span text:style-name="T3">pehre pe Zainab aagayi</text:span><text:span text:style-name="T3"><text:line-break/></text:span><text:span text:style-name="T3">Abbas aur Akbar kah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88.99cm" fo:page-height="227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11:35.954861900</dc:date>
    <meta:editing-duration>PT44M37S</meta:editing-duration>
    <meta:editing-cycles>11</meta:editing-cycles>
    <meta:generator>LibreOffice/25.2.4.3$Windows_X86_64 LibreOffice_project/33e196637044ead23f5c3226cde09b47731f7e27</meta:generator>
    <meta:document-statistic meta:object-count="1"/>
  </office:meta>
</office:document-meta>
</file>